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1425in" style:type="right" style:leader-style="dotted" style:leader-text="."/>
        </style:tab-stops>
      </style:paragraph-properties>
    </style:style>
    <style:style style:name="P2" style:family="paragraph" style:parent-style-name="Contents_20_2">
      <style:paragraph-properties>
        <style:tab-stops>
          <style:tab-stop style:position="5.9457in" style:type="right" style:leader-style="dotted" style:leader-text="."/>
        </style:tab-stops>
      </style:paragraph-properties>
    </style:style>
    <style:style style:name="P3" style:family="paragraph" style:parent-style-name="Standard">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4" style:family="paragraph" style:parent-style-name="Text_20_body">
      <style:text-properties officeooo:rsid="00113d97" officeooo:paragraph-rsid="00113d97"/>
    </style:style>
    <style:style style:name="P5" style:family="paragraph" style:parent-style-name="Text_20_body">
      <style:text-properties officeooo:paragraph-rsid="001bc486"/>
    </style:style>
    <style:style style:name="P6" style:family="paragraph" style:parent-style-name="Text_20_body">
      <style:text-properties officeooo:rsid="001f289d" officeooo:paragraph-rsid="001f289d"/>
    </style:style>
    <style:style style:name="P7" style:family="paragraph" style:parent-style-name="Heading_20_1" style:list-style-name=""/>
    <style:style style:name="P8" style:family="paragraph" style:parent-style-name="Heading_20_1">
      <style:text-properties officeooo:paragraph-rsid="0013ecba"/>
    </style:style>
    <style:style style:name="P9" style:family="paragraph" style:parent-style-name="Heading_20_1">
      <style:paragraph-properties fo:break-before="page"/>
    </style:style>
    <style:style style:name="P10" style:family="paragraph" style:parent-style-name="Heading_20_2">
      <style:text-properties style:font-name="Times New Roman1" fo:font-size="13pt" style:font-size-asian="13pt" style:font-size-complex="13pt"/>
    </style:style>
    <style:style style:name="P11" style:family="paragraph" style:parent-style-name="Standard" style:list-style-name="L1"/>
    <style:style style:name="P12" style:family="paragraph" style:parent-style-name="Standard" style:list-style-name="L1">
      <style:text-properties officeooo:paragraph-rsid="00144eab"/>
    </style:style>
    <style:style style:name="P13" style:family="paragraph" style:parent-style-name="Text_20_body">
      <style:text-properties officeooo:rsid="00265b1f" officeooo:paragraph-rsid="00265b1f"/>
    </style:style>
    <style:style style:name="P14" style:family="paragraph" style:parent-style-name="Text_20_body" style:list-style-name="L1">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15" style:family="paragraph" style:parent-style-name="Text_20_body">
      <style:paragraph-properties fo:break-before="page"/>
      <style:text-properties officeooo:rsid="00265b1f" officeooo:paragraph-rsid="00265b1f"/>
    </style:style>
    <style:style style:name="T1" style:family="text">
      <style:text-properties officeooo:rsid="0013ecba"/>
    </style:style>
    <style:style style:name="T2" style:family="text">
      <style:text-properties officeooo:rsid="0019d2e1"/>
    </style:style>
    <style:style style:name="T3" style:family="text">
      <style:text-properties officeooo:rsid="001bc486"/>
    </style:style>
    <style:style style:name="T4"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5" style:family="text">
      <style:text-properties officeooo:rsid="0020bf98"/>
    </style:style>
    <style:style style:name="T6" style:family="text">
      <style:text-properties officeooo:rsid="002235a0"/>
    </style:style>
    <style:style style:name="T7" style:family="text">
      <style:text-properties fo:font-style="italic"/>
    </style:style>
    <style:style style:name="T8" style:family="text">
      <style:text-properties fo:font-style="italic" style:font-style-asian="italic"/>
    </style:style>
    <style:style style:name="T9" style:family="text">
      <style:text-properties officeooo:rsid="00265b1f"/>
    </style:style>
    <style:style style:name="T10" style:family="text">
      <style:text-properties officeooo:rsid="0027262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9_1865999892" text:style-name="Index_20_Link" text:visited-style-name="Index_20_Link">Introduction<text:tab/>2</text:a></text:p>
          <text:p text:style-name="P1"><text:a xlink:type="simple" xlink:href="#__RefHeading___Toc111_1865999892" text:style-name="Index_20_Link" text:visited-style-name="Index_20_Link">Problem Statement<text:tab/>2</text:a></text:p>
          <text:p text:style-name="P1"><text:a xlink:type="simple" xlink:href="#__RefHeading___Toc113_1865999892" text:style-name="Index_20_Link" text:visited-style-name="Index_20_Link">Objectives<text:tab/>2</text:a></text:p>
          <text:p text:style-name="P1"><text:a xlink:type="simple" xlink:href="#__RefHeading___Toc115_1865999892" text:style-name="Index_20_Link" text:visited-style-name="Index_20_Link">Scope<text:tab/>2</text:a></text:p>
          <text:p text:style-name="P2"><text:a xlink:type="simple" xlink:href="#__RefHeading___Toc231_1865999892" text:style-name="Index_20_Link" text:visited-style-name="Index_20_Link">User scope<text:tab/>2</text:a></text:p>
          <text:p text:style-name="P2"><text:a xlink:type="simple" xlink:href="#__RefHeading___Toc233_1865999892" text:style-name="Index_20_Link" text:visited-style-name="Index_20_Link">System Scope<text:tab/>2</text:a></text:p>
          <text:p text:style-name="P1"><text:a xlink:type="simple" xlink:href="#__RefHeading___Toc117_1865999892" text:style-name="Index_20_Link" text:visited-style-name="Index_20_Link">Constraints<text:tab/>2</text:a></text:p>
          <text:p text:style-name="P1"><text:a xlink:type="simple" xlink:href="#__RefHeading___Toc119_1865999892" text:style-name="Index_20_Link" text:visited-style-name="Index_20_Link">Methodology<text:tab/>2</text:a></text:p>
          <text:p text:style-name="P1"><text:a xlink:type="simple" xlink:href="#__RefHeading___Toc121_1865999892" text:style-name="Index_20_Link" text:visited-style-name="Index_20_Link">Development tools<text:tab/>2</text:a></text:p>
          <text:p text:style-name="P1"><text:a xlink:type="simple" xlink:href="#__RefHeading___Toc123_1865999892" text:style-name="Index_20_Link" text:visited-style-name="Index_20_Link">Structure of Report<text:tab/>2</text:a></text:p>
          <text:p text:style-name="P1"><text:a xlink:type="simple" xlink:href="#__RefHeading___Toc125_1865999892" text:style-name="Index_20_Link" text:visited-style-name="Index_20_Link">Conclusion<text:tab/>2</text:a></text:p>
        </text:index-body>
      </text:table-of-content>
      <text:h text:style-name="P7" text:outline-level="1"/>
      <text:h text:style-name="P9" text:outline-level="1"><text:bookmark-start text:name="__RefHeading___Toc109_1865999892"/>Introduction <text:bookmark-end text:name="__RefHeading___Toc109_1865999892"/></text:h>
      <text:p text:style-name="P5"><text:span text:style-name="T3">The project will be a web application that aims to provide an interactive model to existing online learning models for programming. </text:span><text:bookmark text:name="docs-internal-guid-b21474cf-7fff-e32a-a9c0-54a7b714c8b0"/><text:span text:style-name="T4">With this application, the instructor will be able to have real-time communication with learners and vice-versa to solve any problems encountered. </text:span></text:p>
      <text:p text:style-name="P4">Background</text:p>
      <text:p text:style-name="P4"/>
      <text:p text:style-name="P4">what is the problem </text:p>
      <text:p text:style-name="Text_20_body"><text:span text:style-name="T10">Online education for programming produces outcomes worse than that of <text:s/>regular classes. </text:span><text:span text:style-name="T6">According to research done in this field, it has been proven that students that learn programming through online education or E-learning have outcomes that lag behind students learning the same course in regular classes. </text:span><text:reference-mark-start text:name="ZOTERO_ITEM CSL_CITATION {&quot;citationID&quot;:&quot;IosBnLuk&quot;,&quot;properties&quot;:{&quot;formattedCitation&quot;:&quot;(Fojtik, 2017)&quot;,&quot;plainCitation&quot;:&quot;(Fojtik, 2017)&quot;,&quot;noteIndex&quot;:0},&quot;citationItems&quot;:[{&quot;id&quot;:1,&quot;uris&quot;:[&quot;http://zotero.org/users/8853888/items/LJN9E2TR&quot;],&quot;uri&quot;:[&quot;http://zotero.org/users/8853888/items/LJN9E2TR&quot;],&quot;itemData&quot;:{&quot;id&quot;:1,&quot;type&quot;:&quot;article-journal&quot;,&quot;container-title&quot;:&quot;New Trends and Issues Proceedings on Humanities and Social Sciences&quot;,&quot;DOI&quot;:&quot;10.18844/gjhss.v3i3.1522&quot;,&quot;journalAbbreviation&quot;:&quot;New Trends and Issues Proceedings on Humanities and Social Sciences&quot;,&quot;page&quot;:&quot;7&quot;,&quot;source&quot;:&quot;ResearchGate&quot;,&quot;title&quot;:&quot;Issues in Distance Learning of Programming&quot;,&quot;volume&quot;:&quot;3&quot;,&quot;author&quot;:[{&quot;family&quot;:&quot;Fojtik&quot;,&quot;given&quot;:&quot;Rostislav&quot;}],&quot;issued&quot;:{&quot;date-parts&quot;:[[&quot;2017&quot;,3,22]]}}}],&quot;schema&quot;:&quot;https://github.com/citation-style-language/schema/raw/master/csl-citation.json&quot;} RNDEfjvf1oFec"/><text:span text:style-name="T6">(Fojtik, 2017)</text:span><text:reference-mark-end text:name="ZOTERO_ITEM CSL_CITATION {&quot;citationID&quot;:&quot;IosBnLuk&quot;,&quot;properties&quot;:{&quot;formattedCitation&quot;:&quot;(Fojtik, 2017)&quot;,&quot;plainCitation&quot;:&quot;(Fojtik, 2017)&quot;,&quot;noteIndex&quot;:0},&quot;citationItems&quot;:[{&quot;id&quot;:1,&quot;uris&quot;:[&quot;http://zotero.org/users/8853888/items/LJN9E2TR&quot;],&quot;uri&quot;:[&quot;http://zotero.org/users/8853888/items/LJN9E2TR&quot;],&quot;itemData&quot;:{&quot;id&quot;:1,&quot;type&quot;:&quot;article-journal&quot;,&quot;container-title&quot;:&quot;New Trends and Issues Proceedings on Humanities and Social Sciences&quot;,&quot;DOI&quot;:&quot;10.18844/gjhss.v3i3.1522&quot;,&quot;journalAbbreviation&quot;:&quot;New Trends and Issues Proceedings on Humanities and Social Sciences&quot;,&quot;page&quot;:&quot;7&quot;,&quot;source&quot;:&quot;ResearchGate&quot;,&quot;title&quot;:&quot;Issues in Distance Learning of Programming&quot;,&quot;volume&quot;:&quot;3&quot;,&quot;author&quot;:[{&quot;family&quot;:&quot;Fojtik&quot;,&quot;given&quot;:&quot;Rostislav&quot;}],&quot;issued&quot;:{&quot;date-parts&quot;:[[&quot;2017&quot;,3,22]]}}}],&quot;schema&quot;:&quot;https://github.com/citation-style-language/schema/raw/master/csl-citation.json&quot;} RNDEfjvf1oFec"/> </text:p>
      <text:p text:style-name="P6">The main scope of the system will be in the online education field targeting the programming courses. There will be two users facilitated by the system, instructors and learners. <text:span text:style-name="T5">The main </text:span><text:s/><text:span text:style-name="T5">objective of this system is to provide better communication between instructors and learners in the context of learning to code online.</text:span></text:p>
      <text:h text:style-name="Heading_20_1" text:outline-level="1"><text:bookmark-start text:name="__RefHeading___Toc111_1865999892"/>Problem Statement <text:bookmark-end text:name="__RefHeading___Toc111_1865999892"/></text:h>
      <text:list xml:id="list1855655769" text:style-name="L1">
        <text:list-item>
          <text:p text:style-name="P12">Existing applications used to learn to code online provide fewer features for real-time editing of code. </text:p>
        </text:list-item>
        <text:list-item>
          <text:p text:style-name="P12">Existing applications have fewer models for users to pass on notifications to their instructors by highlighting the point at which they encounter anomalies in their code.</text:p>
        </text:list-item>
        <text:list-item>
          <text:p text:style-name="P12">Fewer systems have diverse accessibility control options such as view only and can edit. <text:s/></text:p>
        </text:list-item>
      </text:list>
      <text:h text:style-name="P8" text:outline-level="1"><text:bookmark-start text:name="__RefHeading___Toc113_1865999892"/>Objectiv<text:span text:style-name="T1">es</text:span><text:bookmark-end text:name="__RefHeading___Toc113_1865999892"/></text:h>
      <text:list xml:id="list52344529794825" text:continue-numbering="true" text:style-name="L1">
        <text:list-header>
          <text:p text:style-name="P11"><text:bookmark text:name="docs-internal-guid-03bd14e5-7fff-57cb-0788-9039793780ab"/></text:p>
        </text:list-header>
        <text:list-item>
          <text:p text:style-name="P14">To create a real-time application using WebRTC and Web<text:span text:style-name="T2">s</text:span>ockets.</text:p>
        </text:list-item>
        <text:list-item>
          <text:p text:style-name="P14">To provide the feature of real-time editing that an instructor can access to solve a learner's problem.</text:p>
        </text:list-item>
        <text:list-item>
          <text:p text:style-name="P14">To make use of flags with the help of which learners can notify any problem.</text:p>
        </text:list-item>
        <text:list-item>
          <text:p text:style-name="P14">To provide a uniform platform such that problems due to change in the development environment can be avoided.</text:p>
        </text:list-item>
        <text:list-item>
          <text:p text:style-name="P14">To create an audio channel of communication between instructors and learners.</text:p>
        </text:list-item>
        <text:list-item>
          <text:p text:style-name="P14">To include diverse control options within the system. </text:p>
          <text:p text:style-name="P11"/>
        </text:list-item>
      </text:list>
      <text:h text:style-name="Heading_20_1" text:outline-level="1"><text:bookmark-start text:name="__RefHeading___Toc115_1865999892"/><text:soft-page-break/>Scope<text:bookmark-end text:name="__RefHeading___Toc115_1865999892"/></text:h>
      <text:h text:style-name="P10" text:outline-level="2"><text:bookmark-start text:name="__RefHeading___Toc231_1865999892"/>User scope <text:bookmark-end text:name="__RefHeading___Toc231_1865999892"/></text:h>
      <text:h text:style-name="P10" text:outline-level="2"><text:bookmark-start text:name="__RefHeading___Toc233_1865999892"/>System Scope <text:bookmark-end text:name="__RefHeading___Toc233_1865999892"/></text:h>
      <text:h text:style-name="Heading_20_1" text:outline-level="1"><text:bookmark-start text:name="__RefHeading___Toc117_1865999892"/>Constraints<text:bookmark-end text:name="__RefHeading___Toc117_1865999892"/></text:h>
      <text:h text:style-name="P7" text:outline-level="1"/>
      <text:h text:style-name="P9" text:outline-level="1"><text:bookmark-start text:name="__RefHeading___Toc119_1865999892"/>Methodology<text:bookmark-end text:name="__RefHeading___Toc119_1865999892"/></text:h>
      <text:p text:style-name="P3"><text:bookmark text:name="docs-internal-guid-f005de86-7fff-6f40-7861-d42069d64955"/>The real-time editing feature will be implemented using WebSockets through socket.io library and the communication channel with the audio interface will be implemented through WebRTC (Web Real-Time Communication) using the UDP protocol (User Datagram Protocol). This application will make use of an event-driven programming paradigm as every change made in a user’s editor will trigger an event that can be broadcasted with the help of WebSockets using Socket.io. The project will be using a signalling server to initiate a connection between the users while the real-time data exchange for communication will be done through peer-to-peer communication through WebRTC. The web application will be built using JavaScript (JS), Node js and Nest js will be used to create the API (Application Programming Interface), and React js along with Next js will be used to create the frontend of the application where Monaco editor will be used to create the text editing interface of the application. </text:p>
      <text:p text:style-name="Text_20_body"/>
      <text:h text:style-name="Heading_20_1" text:outline-level="1"><text:bookmark-start text:name="__RefHeading___Toc121_1865999892"/>Development tools<text:bookmark-end text:name="__RefHeading___Toc121_1865999892"/></text:h>
      <text:h text:style-name="Heading_20_1" text:outline-level="1"><text:bookmark-start text:name="__RefHeading___Toc123_1865999892"/>Structure of Report<text:bookmark-end text:name="__RefHeading___Toc123_1865999892"/></text:h>
      <text:h text:style-name="Heading_20_1" text:outline-level="1"><text:bookmark-start text:name="__RefHeading___Toc125_1865999892"/>Conclusion<text:bookmark-end text:name="__RefHeading___Toc125_1865999892"/></text:h>
      <text:p text:style-name="P15">References:</text:p>
      <text:p text:style-name="P13"/>
      <text:section text:style-name="Sect1" text:name="ZOTERO_BIBL {&quot;uncited&quot;:[],&quot;omitted&quot;:[],&quot;custom&quot;:[]} CSL_BIBLIOGRAPHY RNDXemSTGb8E4">
        <text:p text:style-name="Bibliography_20_1">Fojtik, R. (2017). Issues in Distance Learning of Programming. <text:span text:style-name="T8">New Trends and Issues Proceedings on Humanities and Social Sciences</text:span>, <text:span text:style-name="T8">3</text:span>, 7. https://doi.org/10.18844/gjhss.v3i3.1522</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1" fo:font-family="'Times New Roman'" style:font-family-generic="roman" style:font-pitch="variable" fo:language="en" fo:country="GB"/>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1" fo:font-family="'Times New Roman'" style:font-family-generic="roman" style:font-pitch="variable" fo:font-size="14pt" fo:font-weight="bold" style:font-size-asian="12.1999998092651pt" style:font-weight-asian="bold"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4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1" fo:font-family="'Times New Roman'" style:font-family-generic="roman" style:font-pitch="variable" fo:font-size="13pt" fo:font-weight="normal" style:font-size-asian="115%" style:font-weight-asian="bold" style:font-size-complex="115%" style:font-weight-complex="60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457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42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570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7T17:47:51.163580816</meta:creation-date>
    <dc:date>2021-12-08T05:23:43.451099784</dc:date>
    <meta:editing-duration>PT34M6S</meta:editing-duration>
    <meta:editing-cycles>21</meta:editing-cycles>
    <meta:generator>LibreOffice/7.1.7.2$Linux_X86_64 LibreOffice_project/10$Build-2</meta:generator>
    <meta:document-statistic meta:table-count="0" meta:image-count="0" meta:object-count="0" meta:page-count="5" meta:paragraph-count="42" meta:word-count="517" meta:character-count="3305" meta:non-whitespace-character-count="2825"/>
    <meta:user-defined meta:name="ZOTERO_PREF_1">&lt;data data-version="3" zotero-version="5.0.96.3"&gt;&lt;session id="O8aRzs4w"/&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office:meta>
</office:document-meta>
</file>